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map style:condition="cell-content()=1" style:apply-style-name="Good" style:base-cell-address="common_aggreg.B2"/>
    </style:style>
    <style:style style:name="ce2" style:family="table-cell" style:parent-style-name="Default">
      <style:map style:condition="cell-content()=1" style:apply-style-name="Good" style:base-cell-address="eora26_full_no_reexport_sectors_to_common_aggreg.A3"/>
    </style:style>
    <style:style style:name="ce3" style:family="table-cell" style:parent-style-name="Default">
      <style:map style:condition="cell-content()=1" style:apply-style-name="Good" style:base-cell-address="euregio_full_sectors_to_common_aggreg.A2"/>
    </style:style>
    <style:style style:name="ce12" style:family="table-cell" style:parent-style-name="Default">
      <style:table-cell-properties fo:wrap-option="no-wrap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sector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 and Mi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ufac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hers</text:p>
          </table:table-cell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full_no_reexport_sectors_to_common_aggreg" table:style-name="ta1"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float" office:value="1" calcext:value-type="float">
            <text:p>1</text:p>
          </table:table-cell>
          <table:table-cell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  <table:table-cell table:formula="of:=VLOOKUP([.B4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Electricity, Gas and Water</text:p>
          </table:table-cell>
          <table:table-cell office:value-type="float" office:value="3" calcext:value-type="float">
            <text:p>3</text:p>
          </table:table-cell>
          <table:table-cell table:formula="of:=VLOOKUP([.B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float" office:value="3" calcext:value-type="float">
            <text:p>3</text:p>
          </table:table-cell>
          <table:table-cell table:formula="of:=VLOOKUP([.B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office:value-type="float" office:value="3" calcext:value-type="float">
            <text:p>3</text:p>
          </table:table-cell>
          <table:table-cell table:formula="of:=VLOOKUP([.B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lectrical and Machinery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Food &amp; Beverages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etal Products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Manufacturin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, Chemical and Non-Metallic Mineral Product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 and Wearing Apparel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ransport Equipment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Wood and Paper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Hotels and Restraurants</text:p>
          </table:table-cell>
          <table:table-cell office:value-type="float" office:value="5" calcext:value-type="float">
            <text:p>5</text:p>
          </table:table-cell>
          <table:table-cell table:formula="of:=VLOOKUP([.B1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Maintenance and Repair</text:p>
          </table:table-cell>
          <table:table-cell office:value-type="float" office:value="5" calcext:value-type="float">
            <text:p>5</text:p>
          </table:table-cell>
          <table:table-cell table:formula="of:=VLOOKUP([.B1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ost and Telecommunications</text:p>
          </table:table-cell>
          <table:table-cell office:value-type="float" office:value="5" calcext:value-type="float">
            <text:p>5</text:p>
          </table:table-cell>
          <table:table-cell table:formula="of:=VLOOKUP([.B1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Trade</text:p>
          </table:table-cell>
          <table:table-cell office:value-type="float" office:value="5" calcext:value-type="float">
            <text:p>5</text:p>
          </table:table-cell>
          <table:table-cell table:formula="of:=VLOOKUP([.B1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5" calcext:value-type="float">
            <text:p>5</text:p>
          </table:table-cell>
          <table:table-cell table:formula="of:=VLOOKUP([.B2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Wholesale Trade</text:p>
          </table:table-cell>
          <table:table-cell office:value-type="float" office:value="5" calcext:value-type="float">
            <text:p>5</text:p>
          </table:table-cell>
          <table:table-cell table:formula="of:=VLOOKUP([.B2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Education, Health and Other Services</text:p>
          </table:table-cell>
          <table:table-cell office:value-type="float" office:value="6" calcext:value-type="float">
            <text:p>6</text:p>
          </table:table-cell>
          <table:table-cell table:formula="of:=VLOOKUP([.B22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Finacial Intermediation and Business Activities</text:p>
          </table:table-cell>
          <table:table-cell office:value-type="float" office:value="5" calcext:value-type="float">
            <text:p>5</text:p>
          </table:table-cell>
          <table:table-cell table:formula="of:=VLOOKUP([.B2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6" calcext:value-type="float">
            <text:p>6</text:p>
          </table:table-cell>
          <table:table-cell table:formula="of:=VLOOKUP([.B24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rivate Households</text:p>
          </table:table-cell>
          <table:table-cell office:value-type="float" office:value="6" calcext:value-type="float">
            <text:p>6</text:p>
          </table:table-cell>
          <table:table-cell table:formula="of:=VLOOKUP([.B25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ublic Administration</text:p>
          </table:table-cell>
          <table:table-cell office:value-type="float" office:value="6" calcext:value-type="float">
            <text:p>6</text:p>
          </table:table-cell>
          <table:table-cell table:formula="of:=VLOOKUP([.B26];[$common_aggreg.$A$2:.$B$7];2;0)" office:value-type="string" office:string-value="Others" calcext:value-type="string">
            <text:p>Others</text:p>
          </table:table-cell>
        </table:table-row>
        <calcext:conditional-formats>
          <calcext:conditional-format calcext:target-range-address="eora26_full_no_reexport_sectors_to_common_aggreg.A8:eora26_full_no_reexport_sectors_to_common_aggreg.A26 eora26_full_no_reexport_sectors_to_common_aggreg.A3:eora26_full_no_reexport_sectors_to_common_aggreg.A6">
            <calcext:condition calcext:apply-style-name="Good" calcext:value="=1" calcext:base-cell-address="eora26_full_no_reexport_sectors_to_common_aggreg.A3"/>
          </calcext:conditional-format>
        </calcext:conditional-formats>
      </table:table>
      <table:table table:name="euregio_full_sectors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formula="of:=VLOOKUP([.B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_and_leather_etc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ke_refined_petroleum_nuclear_fuel_and_chemicals_etc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lectrical_and_optical_equipment_and_Transport_equipme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_manufacturing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  <table:table-cell table:formula="of:=VLOOKUP([.B9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5" calcext:value-type="float">
            <text:p>5</text:p>
          </table:table-cell>
          <table:table-cell table:formula="of:=VLOOKUP([.B1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Hotels_and_restaurant</text:p>
          </table:table-cell>
          <table:table-cell office:value-type="float" office:value="5" calcext:value-type="float">
            <text:p>5</text:p>
          </table:table-cell>
          <table:table-cell table:formula="of:=VLOOKUP([.B1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_storage_and_communication</text:p>
          </table:table-cell>
          <table:table-cell office:value-type="float" office:value="5" calcext:value-type="float">
            <text:p>5</text:p>
          </table:table-cell>
          <table:table-cell table:formula="of:=VLOOKUP([.B1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Financial_intermediation</text:p>
          </table:table-cell>
          <table:table-cell office:value-type="float" office:value="5" calcext:value-type="float">
            <text:p>5</text:p>
          </table:table-cell>
          <table:table-cell table:formula="of:=VLOOKUP([.B1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al_estate_renting_and_busine_activitie</text:p>
          </table:table-cell>
          <table:table-cell office:value-type="float" office:value="5" calcext:value-type="float">
            <text:p>5</text:p>
          </table:table-cell>
          <table:table-cell table:formula="of:=VLOOKUP([.B1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Non-Market_Service</text:p>
          </table:table-cell>
          <table:table-cell office:value-type="float" office:value="6" calcext:value-type="float">
            <text:p>6</text:p>
          </table:table-cell>
          <table:table-cell table:formula="of:=VLOOKUP([.B15];[$common_aggreg.$A$2:.$B$7];2;0)" office:value-type="string" office:string-value="Others" calcext:value-type="string">
            <text:p>Others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euregio_full_sectors_to_common_aggreg.A2:euregio_full_sectors_to_common_aggreg.A26">
            <calcext:condition calcext:apply-style-name="Good" calcext:value="=1" calcext:base-cell-address="euregio_full_sectors_to_common_aggreg.A2"/>
          </calcext:conditional-format>
        </calcext:conditional-formats>
      </table:table>
      <table:table table:name="exiobase3_ixi_full_sectors_to_common_aggreg" table:style-name="ta1">
        <table:table-column table:style-name="co2" table:default-cell-style-name="ce1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sector</text:p>
          </table:table-cell>
        </table:table-row>
        <table:table-row table:style-name="ro1">
          <table:table-cell office:value-type="string" calcext:value-type="string">
            <text:p>Animal product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attle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cereal grain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4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crop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5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oil seed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6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paddy rice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7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plant-based fiber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8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sugar cane, sugar beet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9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vegetables, fruit, nut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0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ultivation of wheat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1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orestry, logging and related service activities (02)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anure treatment (biogas), storage and land application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anure treatment (conventional), storage and land application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4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Meat animals nec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5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Pigs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6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Poultry farming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7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Raw milk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8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Wool, silk-worm cocoons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19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Fishing, operating of fish hatcheries and fish farms; service activities incidental to fishing (05)</text:p>
          </table:table-cell>
          <table:table-cell table:style-name="ce13" office:value-type="float" office:value="1" calcext:value-type="float">
            <text:p>1</text:p>
          </table:table-cell>
          <table:table-cell table:formula="of:=VLOOKUP([.B20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office:value-type="string" calcext:value-type="string">
            <text:p>Construction (45)</text:p>
          </table:table-cell>
          <table:table-cell table:style-name="ce13" office:value-type="float" office:value="2" calcext:value-type="float">
            <text:p>2</text:p>
          </table:table-cell>
          <table:table-cell table:formula="of:=VLOOKUP([.B21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Re-processing of secondary construction material into aggregates</text:p>
          </table:table-cell>
          <table:table-cell table:style-name="ce13" office:value-type="float" office:value="4" calcext:value-type="float">
            <text:p>4</text:p>
          </table:table-cell>
          <table:table-cell table:formula="of:=VLOOKUP([.B2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Biogasification of food wast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Biogasification of paper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Biogasification of sewage slugd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mposting of food waste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mposting of paper and wood, incl. land applicatio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Collection, purification and distribution of water (41)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Distribution and trade of electricit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2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biomass and wast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co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ga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Geotherm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hydro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nuclea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petroleum and other oil derivativ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solar photovolta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solar thermal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tide, wave, ocean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3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by win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roduction of electricity ne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Steam and hot water suppl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Transmission of electricity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Waste water treatment,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Waste water treatment, oth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anufacture of gas; distribution of gaseous fuels through main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Metals and Inert material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Oil/Hazardous wast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4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Pap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Plast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Textil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Incineration of waste: W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F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Inert/metal/hazardou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Paper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Plastic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Textiles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Landfill of waste: Wood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5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 of bottles by direct reuse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6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Recycling of waste and scrap</text:p>
          </table:table-cell>
          <table:table-cell table:style-name="ce13" office:value-type="float" office:value="3" calcext:value-type="float">
            <text:p>3</text:p>
          </table:table-cell>
          <table:table-cell table:formula="of:=VLOOKUP([.B6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3" calcext:value-type="float">
            <text:p>3</text:p>
          </table:table-cell>
          <table:table-cell table:formula="of:=VLOOKUP([.B6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aluminium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3" calcext:value-type="float">
            <text:p>3</text:p>
          </table:table-cell>
          <table:table-cell table:formula="of:=VLOOKUP([.B6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oal and lignite; extraction of peat (10)</text:p>
          </table:table-cell>
          <table:table-cell office:value-type="float" office:value="3" calcext:value-type="float">
            <text:p>3</text:p>
          </table:table-cell>
          <table:table-cell table:formula="of:=VLOOKUP([.B6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copper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7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iron ores</text:p>
          </table:table-cell>
          <table:table-cell office:value-type="float" office:value="3" calcext:value-type="float">
            <text:p>3</text:p>
          </table:table-cell>
          <table:table-cell table:formula="of:=VLOOKUP([.B68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lead, zinc and tin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69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nicke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0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other non-ferr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precious metal ores and concentrates</text:p>
          </table:table-cell>
          <table:table-cell office:value-type="float" office:value="3" calcext:value-type="float">
            <text:p>3</text:p>
          </table:table-cell>
          <table:table-cell table:formula="of:=VLOOKUP([.B7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Mining of uranium and thorium ores (12)</text:p>
          </table:table-cell>
          <table:table-cell office:value-type="float" office:value="3" calcext:value-type="float">
            <text:p>3</text:p>
          </table:table-cell>
          <table:table-cell table:formula="of:=VLOOKUP([.B73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Quarrying of sand and clay</text:p>
          </table:table-cell>
          <table:table-cell office:value-type="float" office:value="3" calcext:value-type="float">
            <text:p>3</text:p>
          </table:table-cell>
          <table:table-cell table:formula="of:=VLOOKUP([.B7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Quarrying of stone</text:p>
          </table:table-cell>
          <table:table-cell office:value-type="float" office:value="3" calcext:value-type="float">
            <text:p>3</text:p>
          </table:table-cell>
          <table:table-cell table:formula="of:=VLOOKUP([.B75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3" calcext:value-type="float">
            <text:p>3</text:p>
          </table:table-cell>
          <table:table-cell table:formula="of:=VLOOKUP([.B76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office:value-type="string" calcext:value-type="string">
            <text:p>Publishing, printing and reproduction of recorded media (22)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electrical machinery and apparatus n.e.c. (31)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achinery and equipment n.e.c. (29)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ffice machinery and computers (30)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everages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ed rice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dairy products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Food products nec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cattle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igs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meat poultry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vegetable oils and fats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duction of meat products nec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Sugar refining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Aluminium production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asting of metals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pper production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Lead, zinc and tin production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non-ferrous metal production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ecious metals production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ash into clinker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aluminium into new aluminium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copper into new copper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lead into new lead, zinc and tin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steel into new steel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ment, lime and plaster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eramic goods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coke oven products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ish products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furniture; manufacturing n.e.c. (36)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glass and glass products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non-metallic mineral products n.e.c.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rubber and plastic products (25)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obacco products (16)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glass into new glass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lastic into new plastic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hemicals nec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N-fertiliser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- and other fertiliser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etroleum Refinery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lastics, basic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rocessing of nuclear fuel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textiles (17)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earing apparel; dressing and dyeing of fur (18)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motor vehicles, trailers and semi-trailers (34)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other transport equipment (35)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paper into new pulp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e-processing of secondary wood material into new wood material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ducation (80)</text:p>
          </table:table-cell>
          <table:table-cell office:value-type="float" office:value="6" calcext:value-type="float">
            <text:p>6</text:p>
          </table:table-cell>
          <table:table-cell table:formula="of:=VLOOKUP([.B136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Health and social work (85)</text:p>
          </table:table-cell>
          <table:table-cell office:value-type="float" office:value="6" calcext:value-type="float">
            <text:p>6</text:p>
          </table:table-cell>
          <table:table-cell table:formula="of:=VLOOKUP([.B137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Research and development (73)</text:p>
          </table:table-cell>
          <table:table-cell office:value-type="float" office:value="5" calcext:value-type="float">
            <text:p>5</text:p>
          </table:table-cell>
          <table:table-cell table:formula="of:=VLOOKUP([.B13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Activities auxiliary to financial intermediation (67)</text:p>
          </table:table-cell>
          <table:table-cell office:value-type="float" office:value="5" calcext:value-type="float">
            <text:p>5</text:p>
          </table:table-cell>
          <table:table-cell table:formula="of:=VLOOKUP([.B13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5" calcext:value-type="float">
            <text:p>5</text:p>
          </table:table-cell>
          <table:table-cell table:formula="of:=VLOOKUP([.B14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5" calcext:value-type="float">
            <text:p>5</text:p>
          </table:table-cell>
          <table:table-cell table:formula="of:=VLOOKUP([.B14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business activities (74)</text:p>
          </table:table-cell>
          <table:table-cell office:value-type="float" office:value="5" calcext:value-type="float">
            <text:p>5</text:p>
          </table:table-cell>
          <table:table-cell table:formula="of:=VLOOKUP([.B14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al estate activities (70)</text:p>
          </table:table-cell>
          <table:table-cell office:value-type="float" office:value="5" calcext:value-type="float">
            <text:p>5</text:p>
          </table:table-cell>
          <table:table-cell table:formula="of:=VLOOKUP([.B14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5" calcext:value-type="float">
            <text:p>5</text:p>
          </table:table-cell>
          <table:table-cell table:formula="of:=VLOOKUP([.B14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5" calcext:value-type="float">
            <text:p>5</text:p>
          </table:table-cell>
          <table:table-cell table:formula="of:=VLOOKUP([.B14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Hotels and restaurants (55)</text:p>
          </table:table-cell>
          <table:table-cell office:value-type="float" office:value="5" calcext:value-type="float">
            <text:p>5</text:p>
          </table:table-cell>
          <table:table-cell table:formula="of:=VLOOKUP([.B14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" calcext:value-type="float">
            <text:p>5</text:p>
          </table:table-cell>
          <table:table-cell table:formula="of:=VLOOKUP([.B14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Computer and related activities (72)</text:p>
          </table:table-cell>
          <table:table-cell office:value-type="float" office:value="5" calcext:value-type="float">
            <text:p>5</text:p>
          </table:table-cell>
          <table:table-cell table:formula="of:=VLOOKUP([.B14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ost and telecommunications (64)</text:p>
          </table:table-cell>
          <table:table-cell office:value-type="float" office:value="5" calcext:value-type="float">
            <text:p>5</text:p>
          </table:table-cell>
          <table:table-cell table:formula="of:=VLOOKUP([.B14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5" calcext:value-type="float">
            <text:p>5</text:p>
          </table:table-cell>
          <table:table-cell table:formula="of:=VLOOKUP([.B15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sale of automotive fuel</text:p>
          </table:table-cell>
          <table:table-cell office:value-type="float" office:value="5" calcext:value-type="float">
            <text:p>5</text:p>
          </table:table-cell>
          <table:table-cell table:formula="of:=VLOOKUP([.B15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" calcext:value-type="float">
            <text:p>5</text:p>
          </table:table-cell>
          <table:table-cell table:formula="of:=VLOOKUP([.B15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Air transport (62)</text:p>
          </table:table-cell>
          <table:table-cell office:value-type="float" office:value="5" calcext:value-type="float">
            <text:p>5</text:p>
          </table:table-cell>
          <table:table-cell table:formula="of:=VLOOKUP([.B15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Inland water transport</text:p>
          </table:table-cell>
          <table:table-cell office:value-type="float" office:value="5" calcext:value-type="float">
            <text:p>5</text:p>
          </table:table-cell>
          <table:table-cell table:formula="of:=VLOOKUP([.B15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land transport</text:p>
          </table:table-cell>
          <table:table-cell office:value-type="float" office:value="5" calcext:value-type="float">
            <text:p>5</text:p>
          </table:table-cell>
          <table:table-cell table:formula="of:=VLOOKUP([.B15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Sea and coastal water transport</text:p>
          </table:table-cell>
          <table:table-cell office:value-type="float" office:value="5" calcext:value-type="float">
            <text:p>5</text:p>
          </table:table-cell>
          <table:table-cell table:formula="of:=VLOOKUP([.B15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 via pipelines</text:p>
          </table:table-cell>
          <table:table-cell office:value-type="float" office:value="5" calcext:value-type="float">
            <text:p>5</text:p>
          </table:table-cell>
          <table:table-cell table:formula="of:=VLOOKUP([.B15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Transport via railways</text:p>
          </table:table-cell>
          <table:table-cell office:value-type="float" office:value="5" calcext:value-type="float">
            <text:p>5</text:p>
          </table:table-cell>
          <table:table-cell table:formula="of:=VLOOKUP([.B15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" calcext:value-type="float">
            <text:p>5</text:p>
          </table:table-cell>
          <table:table-cell table:formula="of:=VLOOKUP([.B15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office:value-type="string" calcext:value-type="string">
            <text:p>Other service activities (93)</text:p>
          </table:table-cell>
          <table:table-cell office:value-type="float" office:value="6" calcext:value-type="float">
            <text:p>6</text:p>
          </table:table-cell>
          <table:table-cell table:formula="of:=VLOOKUP([.B160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Recreational, cultural and sporting activities (92)</text:p>
          </table:table-cell>
          <table:table-cell office:value-type="float" office:value="6" calcext:value-type="float">
            <text:p>6</text:p>
          </table:table-cell>
          <table:table-cell table:formula="of:=VLOOKUP([.B161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Activities of membership organisation n.e.c. (91)</text:p>
          </table:table-cell>
          <table:table-cell office:value-type="float" office:value="6" calcext:value-type="float">
            <text:p>6</text:p>
          </table:table-cell>
          <table:table-cell table:formula="of:=VLOOKUP([.B162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Extra-territorial organizations and bodies</text:p>
          </table:table-cell>
          <table:table-cell office:value-type="float" office:value="6" calcext:value-type="float">
            <text:p>6</text:p>
          </table:table-cell>
          <table:table-cell table:formula="of:=VLOOKUP([.B163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office:value-type="string" calcext:value-type="string">
            <text:p>Private households with employed persons (95)</text:p>
          </table:table-cell>
          <table:table-cell office:value-type="float" office:value="6" calcext:value-type="float">
            <text:p>6</text:p>
          </table:table-cell>
          <table:table-cell table:formula="of:=VLOOKUP([.B164];[$common_aggreg.$A$2:.$B$7];2;0)" office:value-type="string" office:string-value="Others" calcext:value-type="string">
            <text:p>Others</text:p>
          </table:table-cell>
        </table:table-row>
      </table:table>
      <table:table table:name="icio2021_full_reworked_sectors_to_common_aggreg" table:style-name="ta1">
        <table:table-column table:style-name="co2" table:default-cell-style-name="ce12"/>
        <table:table-column table:style-name="co1" table:default-cell-style-name="Default"/>
        <table:table-column table:style-name="co1" table:default-cell-style-name="ce13"/>
        <table:table-row table:style-name="ro1">
          <table:table-cell table:style-name="Default" office:value-type="string" calcext:value-type="string">
            <text:p>original sector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Default" office:value-type="string" calcext:value-type="string">
            <text:p>Agriculture, hunting, forestry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formula="of:=VLOOKUP([.B2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table:style-name="Default" office:value-type="string" calcext:value-type="string">
            <text:p>Fishing and aquaculture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formula="of:=VLOOKUP([.B3];[$common_aggreg.$A$2:.$B$7];2;0)" office:value-type="string" office:string-value="Agriculture and other" calcext:value-type="string">
            <text:p>Agriculture and other</text:p>
          </table:table-cell>
        </table:table-row>
        <table:table-row table:style-name="ro1">
          <table:table-cell table:style-name="Default" office:value-type="string" calcext:value-type="string">
            <text:p>Mining and quarrying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4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Food products, beverages and tobacco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Textiles, textile products, leather and footwear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Wood and products of wood and cork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Paper products and printing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oke and refined petroleum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hemical and chemic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Rubber and plastics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Other non-metallic miner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2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Basic metal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Fabricated metal product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Computer, electronic and optical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Electrical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achinery and equipment, nec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7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otor vehicles, trailers and semi-trailers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Other transport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Manufacturing nec; repair and installation of machinery and equipment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Manufacture" calcext:value-type="string">
            <text:p>Manufacture</text:p>
          </table:table-cell>
        </table:table-row>
        <table:table-row table:style-name="ro1">
          <table:table-cell table:style-name="Default" office:value-type="string" calcext:value-type="string">
            <text:p>Electricity, gas, steam and air conditioning supply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21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Water supply; sewerage, waste management and remediation activities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Energy and Utilities and Mining" calcext:value-type="string">
            <text:p>Energy and Utilities and Mining</text:p>
          </table:table-cell>
        </table:table-row>
        <table:table-row table:style-name="ro1">
          <table:table-cell table:style-name="Default" office:value-type="string" calcext:value-type="string">
            <text:p>Construction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formula="of:=VLOOKUP([.B23];[$common_aggreg.$A$2:.$B$7];2;0)" office:value-type="string" office:string-value="Construction" calcext:value-type="string">
            <text:p>Construction</text:p>
          </table:table-cell>
        </table:table-row>
        <table:table-row table:style-name="ro1">
          <table:table-cell table:style-name="Default" office:value-type="string" calcext:value-type="string">
            <text:p>Wholesale and retail trade; repair of motor vehicl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Land transport and transport via pipelin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Water transport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6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ir transport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7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Warehousing and support activities for transportation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8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ost and telecommunication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29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ccommodation and food servi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IT and other information servic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1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Financial and insuran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2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Real estat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3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rofessional, scientific and technical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4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dministrative and support servic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35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Public administration and defence; compulsory social security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6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Education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7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Human health and social work activities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8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Arts, entertainment and recreation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39];[$common_aggreg.$A$2:.$B$7];2;0)" office:value-type="string" office:string-value="Others" calcext:value-type="string">
            <text:p>Others</text:p>
          </table:table-cell>
        </table:table-row>
        <table:table-row table:style-name="ro1">
          <table:table-cell table:style-name="Default" office:value-type="string" calcext:value-type="string">
            <text:p>Other service activities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formula="of:=VLOOKUP([.B40];[$common_aggreg.$A$2:.$B$7];2;0)" office:value-type="string" office:string-value="Sales, Transports and Services" calcext:value-type="string">
            <text:p>Sales, Transports and Services</text:p>
          </table:table-cell>
        </table:table-row>
        <table:table-row table:style-name="ro1">
          <table:table-cell table:style-name="Default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formula="of:=VLOOKUP([.B41];[$common_aggreg.$A$2:.$B$7];2;0)" office:value-type="string" office:string-value="Others" calcext:value-type="string">
            <text:p>Others</text:p>
          </table:table-cell>
        </table:table-row>
        <table:table-row table:style-name="ro1" table:number-rows-repeated="20">
          <table:table-cell/>
          <table:table-cell table:style-name="ce13"/>
          <table:table-cell table:style-name="Default"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full_no_reexport_sectors_to_common_aggreg.A1:eora26_full_no_reexport_sectors_to_common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1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number-style style:name="N142">
      <number:number number:decimal-places="3" number:min-decimal-places="3" number:min-integer-digits="1" number:grouping="true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time-style style:name="N12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17">
      <number:minutes number:style="long"/>
      <number:text>:</number:text>
      <number:seconds number:style="long" number:decimal-places="1"/>
    </number:time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date-style style:name="N118">
      <number:day number:style="long"/>
      <number:text>-</number:text>
      <number:month number:textual="true"/>
    </number:date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4-07-04T09:54:07.263898103</dc:date>
    <meta:editing-duration>PT3H21M3S</meta:editing-duration>
    <meta:editing-cycles>6</meta:editing-cycles>
    <meta:generator>LibreOffice/7.3.7.2$Linux_X86_64 LibreOffice_project/30$Build-2</meta:generator>
    <meta:document-statistic meta:table-count="5" meta:cell-count="752" meta:object-count="0"/>
  </office:meta>
</office:document-meta>
</file>